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5d66" officeooo:paragraph-rsid="00200693"/>
    </style:style>
    <style:style style:name="P2" style:family="paragraph" style:parent-style-name="Standard">
      <style:text-properties officeooo:rsid="0021754f" officeooo:paragraph-rsid="0021754f"/>
    </style:style>
    <style:style style:name="P3" style:family="paragraph" style:parent-style-name="Standard">
      <style:text-properties officeooo:rsid="002241ca" officeooo:paragraph-rsid="002241ca"/>
    </style:style>
    <style:style style:name="P4" style:family="paragraph" style:parent-style-name="Standard">
      <style:text-properties officeooo:rsid="002474cb" officeooo:paragraph-rsid="002474cb"/>
    </style:style>
    <style:style style:name="P5" style:family="paragraph" style:parent-style-name="Standard">
      <style:text-properties officeooo:rsid="0024ec05" officeooo:paragraph-rsid="0024ec05"/>
    </style:style>
    <style:style style:name="P6" style:family="paragraph" style:parent-style-name="Standard">
      <style:text-properties officeooo:rsid="00266e9c" officeooo:paragraph-rsid="00266e9c"/>
    </style:style>
    <style:style style:name="P7" style:family="paragraph" style:parent-style-name="Standard">
      <style:text-properties officeooo:rsid="0027cd08" officeooo:paragraph-rsid="0027cd08"/>
    </style:style>
    <style:style style:name="P8" style:family="paragraph" style:parent-style-name="Standard">
      <style:text-properties officeooo:rsid="0028d618" officeooo:paragraph-rsid="0028d618"/>
    </style:style>
    <style:style style:name="P9" style:family="paragraph" style:parent-style-name="Standard">
      <style:text-properties officeooo:rsid="0029eedd" officeooo:paragraph-rsid="0029eedd"/>
    </style:style>
    <style:style style:name="P10" style:family="paragraph" style:parent-style-name="Standard">
      <style:text-properties officeooo:rsid="002d17d3" officeooo:paragraph-rsid="002d17d3"/>
    </style:style>
    <style:style style:name="T1" style:family="text">
      <style:text-properties officeooo:rsid="00200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ation des effets <text:s/>: <text:span text:style-name="T1">Modellering av effekter (?) </text:span></text:p>
      <text:p text:style-name="P2">taux de produition: Produksjonshastighet</text:p>
      <text:p text:style-name="P3">Puissance de calculs: Regnekraften </text:p>
      <text:p text:style-name="P3">Puissance : Makt</text:p>
      <text:p text:style-name="P4">Ecoulement : Flyt / Strømning</text:p>
      <text:p text:style-name="P5">flaque : Vanndam </text:p>
      <text:p text:style-name="P5">fuite : Flukt </text:p>
      <text:p text:style-name="P5">Carburant : Drivstoff</text:p>
      <text:p text:style-name="P2"/>
      <text:p text:style-name="P6">bleve: Boiling Liquid Expanding Explotion</text:p>
      <text:p text:style-name="P7">hydrocarbures : Hydrokarboner </text:p>
      <text:p text:style-name="P8">rappel : retur / raport </text:p>
      <text:p text:style-name="P9">sifflement : Piping </text:p>
      <text:p text:style-name="P10">chaleur : Hete /var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9:08:11.413283754</meta:creation-date>
    <meta:generator>LibreOffice/5.1.6.2$Linux_X86_64 LibreOffice_project/10m0$Build-2</meta:generator>
    <dc:date>2019-04-04T11:35:36.607364429</dc:date>
    <meta:editing-duration>PT2H27M20S</meta:editing-duration>
    <meta:editing-cycles>12</meta:editing-cycles>
    <meta:document-statistic meta:table-count="0" meta:image-count="0" meta:object-count="0" meta:page-count="1" meta:paragraph-count="13" meta:word-count="53" meta:character-count="362" meta:non-whitespace-character-count="313"/>
  </office:meta>
</office:document-meta>
</file>